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21.5cm" fo:min-width="22.75cm"/>
    </style:style>
    <style:style style:name="gr2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5.75cm" fo:min-width="1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7.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0.802cm"/>
      <style:paragraph-properties style:writing-mode="lr-tb"/>
    </style:style>
    <style:style style:name="gr7" style:family="graphic" style:parent-style-name="standard">
      <style:graphic-properties draw:fill-color="#81d41a" draw:textarea-horizontal-align="justify" draw:textarea-vertical-align="middle" draw:auto-grow-height="false" fo:min-height="0.282cm" fo:min-width="0.03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1cm" fo:min-width="20.504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5cm" fo:min-width="4.75cm"/>
    </style:style>
    <style:style style:name="gr10" style:family="graphic" style:parent-style-name="standard">
      <style:graphic-properties draw:textarea-horizontal-align="justify" draw:textarea-vertical-align="middle" draw:auto-grow-height="false" fo:min-height="9.828cm" fo:min-width="11.876cm"/>
      <style:paragraph-properties style:writing-mode="lr-tb"/>
    </style:style>
    <style:style style:name="P1" style:family="paragraph">
      <loext:graphic-properties draw:fill-color="#666666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81d41a"/>
      <style:paragraph-properties fo:text-align="center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25cm" svg:height="21.75cm" svg:x="17.25cm" svg:y="4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9.5cm" svg:height="3cm" svg:x="1.75cm" svg:y="4.75cm">
          <draw:text-box>
            <text:p><text:span text:style-name="T1">CPU</text:span></text:p>
          </draw:text-box>
        </draw:frame>
        <draw:frame draw:style-name="gr2" draw:text-style-name="P2" draw:layer="layout" svg:width="9.5cm" svg:height="3cm" svg:x="1.75cm" svg:y="16.25cm">
          <draw:text-box>
            <text:p><text:span text:style-name="T1">RAM</text:span></text:p>
          </draw:text-box>
        </draw:frame>
        <draw:custom-shape draw:style-name="gr3" draw:text-style-name="P3" draw:layer="layout" svg:width="14.5cm" svg:height="6cm" svg:x="2cm" svg:y="7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4.5cm" svg:height="6cm" svg:x="2cm" svg:y="19.75cm">
          <text:p/>
          <draw:enhanced-geometry svg:viewBox="0 0 21600 21600" draw:type="rectangle" draw:enhanced-path="M 0 0 L 21600 0 21600 21600 0 21600 0 0 Z N"/>
        </draw:custom-shape>
        <draw:path draw:style-name="gr4" draw:text-style-name="P4" draw:layer="layout" svg:width="11.923cm" svg:height="8.563cm" draw:transform="skewX (7.2964941541244E-017) rotate (0.645771823237902) translate (1.82158525662373cm 12.2163992244314cm)" svg:viewBox="0 0 11924 8564" svg:d="M0 164c909 7 1813-107 2719-160 1406-84-123 1345 1002 1859 946 432 2381-1136 2458 618 40 923 1199 814 1845 741 726-81 1989 25 1937 1135-29 636-172 1222-326 1898-203 897 1032 608 1544 969l446 271 133 685 166 384">
          <text:p/>
        </draw:path>
        <draw:path draw:style-name="gr4" draw:text-style-name="P4" draw:layer="layout" svg:width="6.344cm" svg:height="13.375cm" draw:transform="rotate (1.291718179401) translate (2.06778460957343cm 24.3660314442817cm)" svg:viewBox="0 0 6345 13376" svg:d="M0 62c929-76 2009-187 2758 397 610 476 351 1503 23 2152-437 867-1078 1713-1116 2695-25 635-210 1444 407 1988 475 417 212 1283 700 1688 612 509 1529-59 2224 226 809 333 315 1505-584 1732-433 109-1564-175-904 799 456 671 1233 700 1896 590l755 377 186 649-263 21">
          <text:p/>
        </draw:path>
        <draw:frame draw:style-name="gr5" draw:text-style-name="P5" draw:layer="layout" svg:width="22.5cm" svg:height="17.5cm" svg:x="17.75cm" svg:y="4.5cm">
          <draw:text-box>
            <text:p><text:span text:style-name="T2">List of Processes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Resource Usage</text:span></text:p>
            <text:p><text:span text:style-name="T2">1.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  <text:p><text:span text:style-name="T2">2.</text:span></text:p>
            <text:p><text:span text:style-name="T2">3.</text:span></text:p>
            <text:p><text:span text:style-name="T2">4.</text:span></text:p>
            <text:p><text:span text:style-name="T2">5.</text:span></text:p>
            <text:p><text:span text:style-name="T2">...</text:span></text:p>
          </draw:text-box>
        </draw:frame>
        <draw:frame draw:style-name="gr6" draw:text-style-name="P5" draw:layer="layout" svg:width="6.75cm" svg:height="1.052cm" svg:x="3.5cm" svg:y="14.25cm">
          <draw:text-box>
            <text:p>Optimal</text:p>
          </draw:text-box>
        </draw:frame>
        <draw:custom-shape draw:style-name="gr7" draw:text-style-name="P6" draw:layer="layout" svg:width="0.75cm" svg:height="0.75cm" svg:x="2.2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6.75cm" svg:height="1.052cm" svg:x="3.25cm" svg:y="26.5cm">
          <draw:text-box>
            <text:p>Optimal</text:p>
          </draw:text-box>
        </draw:frame>
        <draw:custom-shape draw:style-name="gr7" draw:text-style-name="P6" draw:layer="layout" svg:width="0.75cm" svg:height="0.75cm" svg:x="2cm" svg:y="2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21.004cm" svg:height="1.491cm" svg:x="17.746cm" svg:y="26.25cm">
          <draw:text-box>
            <text:p><text:span text:style-name="T3">Your machine is exhibiting optimal performance</text:span></text:p>
          </draw:text-box>
        </draw:frame>
        <draw:custom-shape draw:style-name="gr9" draw:text-style-name="P3" draw:layer="layout" svg:width="5.25cm" svg:height="0.75cm" svg:x="33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5cm" svg:height="0.75cm" svg:x="33cm" svg:y="6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5cm" svg:height="0.75cm" svg:x="33cm" svg:y="5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5cm" svg:height="0.75cm" svg:x="33cm" svg:y="7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5cm" svg:height="0.75cm" svg:x="33cm" svg:y="8.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5.25cm" svg:height="0.75cm" svg:x="33cm" svg:y="9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7.5cm" svg:height="14.25cm" svg:x="20.25cm" svg:y="11.5cm">
          <text:p text:style-name="P3"><text:span text:style-name="T4">Pie ch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roman" style:font-pitch="variable"/>
    <style:font-face style:name="WenQuanYi Zen Hei1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WenQuanYi Zen Hei" fo:font-size="24pt" fo:language="en" fo:country="AU" style:font-name-asian="Cantarell" style:font-size-asian="24pt" style:language-asian="zh" style:country-asian="CN" style:font-name-complex="WenQuanYi Zen Hei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WenQuanYi Zen Hei" fo:font-family="'WenQuanYi Zen Hei'" style:font-family-generic="roman" style:font-pitch="variable" fo:font-size="18pt" fo:font-style="normal" fo:text-shadow="none" style:text-underline-style="none" fo:font-weight="normal" style:letter-kerning="true" style:font-name-asian="WenQuanYi Zen Hei1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7T11:30:39.801785816</meta:creation-date>
    <dc:date>2023-05-19T12:32:23.279750265</dc:date>
    <meta:editing-duration>PT28M33S</meta:editing-duration>
    <meta:editing-cycles>2</meta:editing-cycles>
    <meta:generator>LibreOffice/7.5.3.2$Linux_X86_64 LibreOffice_project/50$Build-2</meta:generator>
    <meta:document-statistic meta:object-count="20"/>
  </office:meta>
</office:document-meta>
</file>